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itle">
      <style:text-properties fo:font-weight="normal" officeooo:paragraph-rsid="0000cfc4" style:font-weight-asian="normal" style:font-weight-complex="normal"/>
    </style:style>
    <style:style style:name="P4" style:family="paragraph" style:parent-style-name="Text_20_body">
      <style:text-properties fo:font-weight="normal" officeooo:paragraph-rsid="0000cfc4" style:font-weight-asian="normal" style:font-weight-complex="normal"/>
    </style:style>
    <style:style style:name="P5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6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032fc7"/>
    </style:style>
    <style:style style:name="P9" style:family="paragraph" style:parent-style-name="Table_20_Contents">
      <style:paragraph-properties fo:text-align="justify" style:justify-single-word="false"/>
      <style:text-properties officeooo:rsid="0002d4b9" officeooo:paragraph-rsid="00032fc7"/>
    </style:style>
    <style:style style:name="P10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d4b9" style:font-weight-asian="normal" style:font-weight-complex="normal"/>
    </style:style>
    <style:style style:name="T3" style:family="text">
      <style:text-properties fo:font-weight="normal" officeooo:rsid="00032fc7" style:font-weight-asian="normal" style:font-weight-complex="normal"/>
    </style:style>
    <style:style style:name="T4" style:family="text">
      <style:text-properties officeooo:rsid="00032fc7"/>
    </style:style>
    <style:style style:name="T5" style:family="text">
      <style:text-properties officeooo:rsid="0002d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Visualizar <text:span text:style-name="T4">Notícias</text:span></text:p>
      <text:p text:style-name="P4"/>
      <text:h text:style-name="P7" text:outline-level="1">Atores</text:h>
      <text:p text:style-name="Text_20_body"><text:span text:style-name="T1"><text:tab/></text:span><text:span text:style-name="T2">Visitante</text:span></text:p>
      <text:h text:style-name="P7" text:outline-level="1">Descrição</text:h>
      <text:p text:style-name="P8"><text:span text:style-name="T1"><text:tab/></text:span><text:span text:style-name="T2">Visitante através de um link externo ou do link superior acessa página de </text:span><text:span text:style-name="T3">notícias</text:span><text:span text:style-name="T2"> do portal, na página inicial são exibidos os 3 últim</text:span><text:span text:style-name="T3">a</text:span><text:span text:style-name="T2">s </text:span><text:span text:style-name="T3">notícias</text:span><text:span text:style-name="T2"> e existe um link para acesso à página de </text:span><text:span text:style-name="T3">notícias</text:span><text:span text:style-name="T2"> com a mensagem “Mais </text:span><text:span text:style-name="T3">Notícias</text:span><text:span text:style-name="T2">”.</text:span></text:p>
      <text:h text:style-name="P7" text:outline-level="1">Tipo</text:h>
      <text:p text:style-name="P5"><text:tab/>Primário e essencial.</text:p>
      <text:h text:style-name="P7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2"><text:span text:style-name="T5">1 – Acessa visualiza as </text:span>notícias<text:span text:style-name="T5"> na página inicial ou na página de eventos.</text:span></text:p>
          </table:table-cell>
          <table:table-cell table:style-name="Tabela1.B2" office:value-type="string">
            <text:p text:style-name="P9">2 – Portal exibe <text:span text:style-name="T4">as</text:span> <text:span text:style-name="T3">notícias</text:span> que estão cadastrados no portal.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</table:table-row>
      </table:table>
      <text:p text:style-name="P6"/>
      <text:h text:style-name="P7" text:outline-level="1">Fluxo Alternativ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1:09:31.609000000</dc:date>
    <meta:editing-duration>PT23S</meta:editing-duration>
    <meta:editing-cycles>4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3" meta:word-count="90" meta:character-count="513" meta:non-whitespace-character-count="436"/>
  </office:meta>
</office:document-meta>
</file>